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svg:stroke-color="#000000" draw:marker-start-width="0.813cm" draw:marker-end-width="0.813cm" draw:textarea-horizontal-align="justify" draw:textarea-vertical-align="middle" draw:auto-grow-height="false" fo:min-height="28.25cm" fo:min-width="34.706cm" fo:padding-top="0.226cm" fo:padding-bottom="0.226cm" fo:padding-left="0.351cm" fo:padding-right="0.351cm"/>
    </style:style>
    <style:style style:name="gr2" style:family="graphic" style:parent-style-name="standard">
      <style:graphic-properties svg:stroke-width="0.212cm" svg:stroke-color="#000000" draw:marker-start-width="0.517cm" draw:marker-end-width="0.517cm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 fo:min-height="0.65cm" fo:min-width="17.272cm" draw:shadow="visible"/>
    </style:style>
    <style:style style:name="gr4" style:family="graphic" style:parent-style-name="standard">
      <style:graphic-properties draw:fill="solid" draw:fill-color="#990000" draw:textarea-horizontal-align="justify" draw:textarea-vertical-align="middle" draw:auto-grow-height="false" fo:min-height="3.433cm" fo:min-width="1.842cm" draw:shadow="visible"/>
    </style:style>
    <style:style style:name="gr5" style:family="graphic" style:parent-style-name="standard">
      <style:graphic-properties draw:fill-color="#006600" draw:textarea-horizontal-align="justify" draw:textarea-vertical-align="middle" draw:auto-grow-height="false" fo:min-height="3.417cm" fo:min-width="5.047cm" draw:shadow="visible"/>
    </style:style>
    <style:style style:name="gr6" style:family="graphic" style:parent-style-name="standard">
      <style:graphic-properties svg:stroke-width="0.203cm" svg:stroke-color="#000000" draw:marker-start-width="0.505cm" draw:marker-end-width="0.505cm" draw:textarea-vertical-align="middle" fo:padding-top="0.227cm" fo:padding-bottom="0.227cm" fo:padding-left="0.352cm" fo:padding-right="0.352cm"/>
    </style:style>
    <style:style style:name="gr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0000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0000" draw:marker-start="Arrow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 fo:min-height="2.132cm" fo:min-width="4.169cm"/>
    </style:style>
    <style:style style:name="gr11" style:family="graphic" style:parent-style-name="standard">
      <style:graphic-properties draw:fill="solid" draw:fill-color="#980000" draw:textarea-horizontal-align="justify" draw:textarea-vertical-align="middle" draw:auto-grow-height="false" fo:min-height="3.433cm" fo:min-width="2.167cm" draw:shadow="visible"/>
    </style:style>
    <style:style style:name="gr12" style:family="graphic" style:parent-style-name="objectwithoutfill">
      <style:graphic-properties svg:stroke-width="0.2cm" draw:marker-start="Arrow" draw:marker-start-width="0.6cm" draw:marker-end="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draw:marker-start="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-color="#006600" draw:textarea-horizontal-align="justify" draw:textarea-vertical-align="middle" draw:auto-grow-height="false" fo:min-height="0.65cm" fo:min-width="17.172cm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cm" fo:min-width="0cm"/>
    </style:style>
    <style:style style:name="gr16" style:family="graphic" style:parent-style-name="standard">
      <style:graphic-properties svg:stroke-width="0.212cm" svg:stroke-color="#000000" draw:marker-start-width="0.518cm" draw:marker-end-width="0.518cm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fill="solid" draw:fill-color="#006600" draw:textarea-horizontal-align="justify" draw:textarea-vertical-align="middle" draw:auto-grow-height="false" fo:min-height="0.893cm" fo:min-width="1.842cm" draw:shadow="visible"/>
    </style:style>
    <style:style style:name="gr18" style:family="graphic" style:parent-style-name="objectwithoutfill">
      <style:graphic-properties svg:stroke-width="0.2cm" svg:stroke-color="#000000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881cm" fo:min-width="3.183cm"/>
    </style:style>
    <style:style style:name="gr20" style:family="graphic" style:parent-style-name="standard">
      <style:graphic-properties svg:stroke-width="0.152cm" draw:marker-start-width="0.427cm" draw:marker-end-width="0.427cm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fill="solid" draw:fill-color="#006600" draw:textarea-horizontal-align="justify" draw:textarea-vertical-align="middle" draw:auto-grow-height="false" fo:min-height="1.222cm" fo:min-width="4.907cm" draw:shadow="visible"/>
    </style:style>
    <style:style style:name="gr22" style:family="graphic" style:parent-style-name="standard">
      <style:graphic-properties draw:fill="solid" draw:fill-color="#990000" draw:textarea-horizontal-align="justify" draw:textarea-vertical-align="middle" draw:auto-grow-height="false" fo:min-height="3.306cm" fo:min-width="3.426cm" draw:shadow="visible"/>
    </style:style>
    <style:style style:name="gr23" style:family="graphic" style:parent-style-name="objectwithoutfill">
      <style:graphic-properties svg:stroke-width="0.203cm" svg:stroke-color="#000000" draw:marker-start-width="0.812cm" draw:marker-end="Arrow" draw:marker-end-width="0.508cm" draw:fill="none" draw:textarea-vertical-align="middle" fo:padding-top="0.226cm" fo:padding-bottom="0.226cm" fo:padding-left="0.351cm" fo:padding-right="0.351cm"/>
    </style:style>
    <style:style style:name="gr24" style:family="graphic" style:parent-style-name="standard">
      <style:graphic-properties draw:fill="solid" draw:fill-color="#006600" draw:textarea-horizontal-align="justify" draw:textarea-vertical-align="middle" draw:auto-grow-height="false" fo:min-height="0.961cm" fo:min-width="4.88cm" draw:shadow="visible"/>
    </style:style>
    <style:style style:name="gr25" style:family="graphic" style:parent-style-name="standard">
      <style:graphic-properties draw:fill-color="#006600" draw:textarea-horizontal-align="justify" draw:textarea-vertical-align="middle" draw:auto-grow-height="false" fo:min-height="0.65cm" fo:min-width="8.033cm" draw:shadow="visible"/>
    </style:style>
    <style:style style:name="gr26" style:family="graphic" style:parent-style-name="standard">
      <style:graphic-properties svg:stroke-width="0.201cm" svg:stroke-color="#000000" draw:marker-start-width="0.501cm" draw:marker-end-width="0.501cm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fill="solid" draw:fill-color="#990000" draw:textarea-horizontal-align="justify" draw:textarea-vertical-align="middle" draw:auto-grow-height="false" fo:min-height="7.88cm" fo:min-width="1.842cm" draw:shadow="visible"/>
    </style:style>
    <style:style style:name="gr28" style:family="graphic" style:parent-style-name="objectwithoutfill">
      <style:graphic-properties svg:stroke-width="0.2cm" svg:stroke-color="#000000" draw:marker-start="" draw:marker-start-width="0.5cm" draw:marker-end-width="0.5cm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fill="solid" draw:fill-color="#990000" draw:textarea-horizontal-align="justify" draw:textarea-vertical-align="middle" draw:auto-grow-height="false" fo:min-height="7.956cm" fo:min-width="1.842cm" draw:shadow="visible"/>
    </style:style>
    <style:style style:name="gr31" style:family="graphic" style:parent-style-name="standard">
      <style:graphic-properties svg:stroke-width="0.203cm" svg:stroke-color="#000000" draw:marker-start="Arrow" draw:marker-start-width="0.66cm" draw:marker-end="Arrow" draw:marker-end-width="0.66cm" draw:textarea-vertical-align="middle" fo:padding-top="0.226cm" fo:padding-bottom="0.226cm" fo:padding-left="0.351cm" fo:padding-right="0.3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33" style:family="graphic" style:parent-style-name="standard">
      <style:graphic-properties svg:stroke-width="0.203cm" svg:stroke-color="#000000" draw:marker-start-width="0.813cm" draw:marker-end="Arrow" draw:marker-end-width="0.737cm" draw:textarea-vertical-align="middle" fo:padding-top="0.227cm" fo:padding-bottom="0.227cm" fo:padding-left="0.352cm" fo:padding-right="0.352cm"/>
    </style:style>
    <style:style style:name="gr34" style:family="graphic" style:parent-style-name="standard">
      <style:graphic-properties svg:stroke-width="0.203cm" svg:stroke-color="#000000" draw:marker-start-width="0.813cm" draw:marker-end="Arrow" draw:marker-end-width="0.508cm" draw:textarea-vertical-align="middle" fo:padding-top="0.226cm" fo:padding-bottom="0.226cm" fo:padding-left="0.351cm" fo:padding-right="0.3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9900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420e"/>
      <style:paragraph-properties fo:text-align="center"/>
    </style:style>
    <style:style style:name="P6" style:family="paragraph">
      <loext:graphic-properties draw:fill="solid" draw:fill-color="#980000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006600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99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35.408cm" svg:height="28.702cm" svg:x="0cm" svg:y="2.159cm">
          <draw:glue-point draw:id="4" svg:x="2.962cm" svg:y="-0.454cm"/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477cm" svg:y1="16.883cm" svg:x2="26.671cm" svg:y2="14.237cm" draw:start-shape="id1" draw:start-glue-point="1" draw:end-shape="id2" draw:end-glue-point="8" svg:d="M6477 16883h20194v-2646" svg:viewBox="0 0 20195 2647">
          <text:p/>
        </draw:connector>
        <draw:custom-shape draw:style-name="gr3" draw:text-style-name="P2" xml:id="id4" draw:id="id4" draw:layer="layout" svg:width="17.772cm" svg:height="0.9cm" svg:x="7.12cm" svg:y="14.163cm">
          <draw:glue-point draw:id="4" svg:x="-4.369cm" svg:y="5.711cm"/>
          <draw:glue-point draw:id="5" svg:x="-4.369cm" svg:y="-5.011cm"/>
          <draw:glue-point draw:id="6" svg:x="4.285cm" svg:y="-4.322cm"/>
          <text:p text:style-name="P1"><text:span text:style-name="T1">Peripheral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" draw:id="id5" draw:layer="layout" svg:width="2.342cm" svg:height="3.683cm" svg:x="16.04cm" svg:y="8.713cm">
          <text:p text:style-name="P1"><text:span text:style-name="T1">I2S 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5.547cm" svg:height="3.667cm" svg:x="6.914cm" svg:y="8.729cm">
          <text:p text:style-name="P1"><text:span text:style-name="T1">NIOS II/f CPU2</text:span></text:p>
          <text:p text:style-name="P1"><text:span text:style-name="T1">(encoder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2.342cm" svg:height="3.683cm" svg:x="18.911cm" svg:y="8.713cm">
          <text:p text:style-name="P1"><text:span text:style-name="T1">PAR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042cm" svg:y1="13.432cm" svg:x2="8.242cm" svg:y2="14.163cm" draw:start-shape="id3" draw:start-glue-point="1" draw:end-shape="id4" draw:end-glue-point="5" svg:d="M6042 13432h2200v731" svg:viewBox="0 0 2201 732">
          <text:p/>
        </draw:connector>
        <draw:line draw:style-name="gr7" draw:text-style-name="P4" draw:layer="layout" svg:x1="9.714cm" svg:y1="12.428cm" svg:x2="9.714cm" svg:y2="14.206cm">
          <text:p/>
        </draw:line>
        <draw:line draw:style-name="gr8" draw:text-style-name="P4" draw:layer="layout" svg:x1="17.294cm" svg:y1="12.328cm" svg:x2="17.294cm" svg:y2="14.233cm">
          <text:p/>
        </draw:line>
        <draw:line draw:style-name="gr9" draw:text-style-name="P4" draw:layer="layout" svg:x1="20.15cm" svg:y1="12.428cm" svg:x2="20.15cm" svg:y2="14.206cm">
          <text:p/>
        </draw:line>
        <draw:custom-shape draw:style-name="gr10" draw:text-style-name="P5" xml:id="id14" draw:id="id14" draw:layer="layout" svg:width="5.461cm" svg:height="3.175cm" svg:x="6.985cm" svg:y="4.205cm">
          <text:p text:style-name="P1">IOB-MP3 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1" draw:text-style-name="P6" xml:id="id11" draw:id="id11" draw:layer="layout" svg:width="2.667cm" svg:height="3.683cm" svg:x="26.454cm" svg:y="8.015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7.211cm" svg:y1="8.713cm" svg:x2="17.24cm" svg:y2="2.359cm" draw:start-shape="id5" draw:start-glue-point="0" draw:end-shape="id6" draw:end-glue-point="2" svg:d="M17211 8713v-3178h29v-3176" svg:viewBox="0 0 30 6355">
          <text:p/>
        </draw:connector>
        <draw:connector draw:style-name="gr13" draw:text-style-name="P4" draw:layer="layout" svg:x1="20.082cm" svg:y1="8.713cm" svg:x2="20.109cm" svg:y2="2.31cm" draw:start-shape="id7" draw:start-glue-point="0" draw:end-shape="id8" draw:end-glue-point="2" svg:d="M20082 8713v-3202h27v-3201" svg:viewBox="0 0 28 6404">
          <text:p/>
        </draw:connector>
        <draw:custom-shape draw:style-name="gr14" draw:text-style-name="P2" xml:id="id10" draw:id="id10" draw:layer="layout" svg:width="17.672cm" svg:height="0.9cm" svg:x="7.22cm" svg:y="19.214cm">
          <draw:glue-point draw:id="4" svg:x="-4.511cm" svg:y="5.077cm"/>
          <draw:glue-point draw:id="5" svg:x="-4.511cm" svg:y="-4.8cm"/>
          <draw:glue-point draw:id="6" svg:x="2.872cm" svg:y="-4.8cm"/>
          <draw:glue-point draw:id="7" svg:x="4.281cm" svg:y="4.411cm"/>
          <text:p text:style-name="P1"><text:span text:style-name="T1">Peripheral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2" draw:id="id22" draw:layer="layout" svg:width="2.342cm" svg:height="3.683cm" svg:x="16.34cm" svg:y="22.064cm">
          <text:p text:style-name="P1"><text:span text:style-name="T1">I2S 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5.547cm" svg:height="3.667cm" svg:x="7.014cm" svg:y="22.08cm">
          <text:p text:style-name="P1"><text:span text:style-name="T1">NIOS II/f CPU1</text:span></text:p>
          <text:p text:style-name="P1"><text:span text:style-name="T1">(encoder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2.342cm" svg:height="3.683cm" svg:x="19.111cm" svg:y="22.064cm">
          <text:p text:style-name="P1"><text:span text:style-name="T1">PAR</text:span></text:p>
          <text:p text:style-name="P1"><text:span text:style-name="T1">OUT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7.559cm" svg:y1="20.075cm" svg:x2="17.559cm" svg:y2="21.98cm">
          <text:p/>
        </draw:line>
        <draw:line draw:style-name="gr8" draw:text-style-name="P4" draw:layer="layout" svg:x1="20.315cm" svg:y1="20.202cm" svg:x2="20.315cm" svg:y2="21.98cm">
          <text:p/>
        </draw:line>
        <draw:connector draw:style-name="gr6" draw:text-style-name="P1" draw:layer="layout" svg:x1="6.042cm" svg:y1="21.06cm" svg:x2="8.085cm" svg:y2="20.114cm" draw:start-shape="id9" draw:start-glue-point="4" draw:end-shape="id10" draw:end-glue-point="4" svg:d="M6042 21060h2043v-946" svg:viewBox="0 0 2044 947">
          <text:p/>
        </draw:connector>
        <draw:frame draw:style-name="gr15" draw:text-style-name="P7" xml:id="id24" draw:id="id24" draw:layer="layout" svg:width="2.802cm" svg:height="2.31cm" svg:x="18.91cm" svg:y="30.883cm">
          <draw:text-box>
            <text:p text:style-name="P1"><text:span text:style-name="T2">MP3 OUT</text:span></text:p>
          </draw:text-box>
        </draw:frame>
        <draw:custom-shape draw:style-name="gr5" draw:text-style-name="P2" xml:id="id19" draw:id="id19" draw:layer="layout" svg:width="5.547cm" svg:height="3.667cm" svg:x="29.614cm" svg:y="8.029cm">
          <text:p text:style-name="P1"><text:span text:style-name="T1">NIOS II/f CPU0</text:span></text:p>
          <text:p text:style-name="P1"><text:span text:style-name="T1">(controller)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7.787cm" svg:y1="11.698cm" svg:x2="26.946cm" svg:y2="13.373cm" draw:start-shape="id11" draw:start-glue-point="2" draw:end-shape="id2" draw:end-glue-point="4" svg:d="M27787 11698v937h-841v738" svg:viewBox="0 0 842 1676">
          <text:p/>
        </draw:connector>
        <draw:line draw:style-name="gr7" draw:text-style-name="P4" draw:layer="layout" svg:x1="31.647cm" svg:y1="11.628cm" svg:x2="31.647cm" svg:y2="13.406cm">
          <text:p/>
        </draw:line>
        <draw:custom-shape draw:style-name="gr17" draw:text-style-name="P8" xml:id="id12" draw:id="id12" draw:layer="layout" svg:width="2.342cm" svg:height="1.143cm" svg:x="32.258cm" svg:y="15.889cm"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line-skew="0.376cm" svg:x1="33.429cm" svg:y1="17.032cm" svg:x2="35.421cm" svg:y2="18.374cm" draw:start-shape="id12" draw:start-glue-point="2" svg:d="M33429 17032v1397h1992v-55" svg:viewBox="0 0 1993 1398">
          <text:p/>
        </draw:connector>
        <draw:custom-shape draw:style-name="gr10" draw:text-style-name="P5" xml:id="id16" draw:id="id16" draw:layer="layout" svg:width="5.461cm" svg:height="3.175cm" svg:x="7.085cm" svg:y="27.16cm">
          <text:p text:style-name="P1">IOB-MP3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9" draw:text-style-name="P9" xml:id="id13" draw:id="id13" draw:layer="layout" svg:width="3.683cm" svg:height="2.413cm" svg:x="1.524cm" svg:y="4.586cm">
          <text:p text:style-name="P1">libSHI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svg:x1="5.207cm" svg:y1="5.793cm" svg:x2="6.985cm" svg:y2="5.792cm" draw:start-shape="id13" draw:start-glue-point="7" draw:end-shape="id14" draw:end-glue-point="3" svg:d="M5207 5793h889v-1h889" svg:viewBox="0 0 1779 2">
          <text:p/>
        </draw:connector>
        <draw:custom-shape draw:style-name="gr19" draw:text-style-name="P9" xml:id="id17" draw:id="id17" draw:layer="layout" svg:width="3.683cm" svg:height="2.413cm" svg:x="1.524cm" svg:y="27.541cm">
          <text:p text:style-name="P1">libSHI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1" draw:layer="layout" svg:x1="9.687cm" svg:y1="8.729cm" svg:x2="9.715cm" svg:y2="7.38cm" draw:start-shape="id15" draw:start-glue-point="0" draw:end-shape="id14" draw:end-glue-point="2" svg:d="M9687 8729v-675h28v-674" svg:viewBox="0 0 29 1350">
          <text:p/>
        </draw:connector>
        <draw:connector draw:style-name="gr20" draw:text-style-name="P1" draw:layer="layout" svg:x1="7.085cm" svg:y1="28.747cm" svg:x2="5.207cm" svg:y2="28.748cm" draw:start-shape="id16" draw:start-glue-point="3" draw:end-shape="id17" draw:end-glue-point="7" svg:d="M7085 28747h-939v1h-939" svg:viewBox="0 0 1879 2">
          <text:p/>
        </draw:connector>
        <draw:connector draw:style-name="gr20" draw:text-style-name="P1" draw:layer="layout" svg:x1="9.787cm" svg:y1="25.747cm" svg:x2="9.815cm" svg:y2="27.16cm" draw:start-shape="id18" draw:start-glue-point="2" draw:end-shape="id16" draw:end-glue-point="0" svg:d="M9787 25747v806h28v607" svg:viewBox="0 0 29 1414">
          <text:p/>
        </draw:connector>
        <draw:custom-shape draw:style-name="gr21" draw:text-style-name="P8" xml:id="id9" draw:id="id9" draw:layer="layout" svg:width="5.407cm" svg:height="1.472cm" svg:x="0.635cm" svg:y="20.675cm">
          <draw:glue-point draw:id="4" svg:x="5.1cm" svg:y="-2.389cm"/>
          <text:p text:style-name="P1"><text:span text:style-name="T1">Watchdog 1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" draw:id="id1" draw:layer="layout" svg:width="3.926cm" svg:height="3.556cm" svg:x="2.551cm" svg:y="15.105cm">
          <draw:glue-point draw:id="4" svg:x="5.077cm" svg:y="2.75cm"/>
          <draw:glue-point draw:id="5" svg:x="5.077cm" svg:y="-2.582cm"/>
          <text:p text:style-name="P1"><text:span text:style-name="T1">Control, </text:span></text:p>
          <text:p text:style-name="P1"><text:span text:style-name="T1">Status &amp;</text:span></text:p>
          <text:p text:style-name="P1"><text:span text:style-name="T1">Interrupt <text:s/>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477cm" svg:y1="15.965cm" svg:x2="8.242cm" svg:y2="15.063cm" draw:start-shape="id1" draw:start-glue-point="5" draw:end-shape="id4" draw:end-glue-point="4" svg:d="M6477 15965h1765v-902" svg:viewBox="0 0 1766 903">
          <text:p/>
        </draw:connector>
        <draw:connector draw:style-name="gr6" draw:text-style-name="P1" draw:layer="layout" svg:x1="6.477cm" svg:y1="17.86cm" svg:x2="8.085cm" svg:y2="19.232cm" draw:start-shape="id1" draw:start-glue-point="4" draw:end-shape="id10" draw:end-glue-point="5" svg:d="M6477 17860h1608v1372" svg:viewBox="0 0 1609 1373">
          <text:p/>
        </draw:connector>
        <draw:line draw:style-name="gr23" draw:text-style-name="P4" draw:layer="layout" svg:x1="2.54cm" svg:y1="16.843cm" svg:x2="0cm" svg:y2="16.829cm">
          <text:p/>
        </draw:line>
        <draw:custom-shape draw:style-name="gr24" draw:text-style-name="P8" xml:id="id3" draw:id="id3" draw:layer="layout" svg:width="5.38cm" svg:height="1.211cm" svg:x="0.662cm" svg:y="12.827cm">
          <text:p text:style-name="P1"><text:span text:style-name="T1">Watchdog 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20" draw:id="id20" draw:layer="layout" svg:width="5.461cm" svg:height="3.175cm" svg:x="29.629cm" svg:y="3.189cm">
          <text:p text:style-name="P1">IOB-MP3-CTR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20" draw:text-style-name="P1" draw:layer="layout" svg:x1="32.387cm" svg:y1="8.029cm" svg:x2="32.359cm" svg:y2="6.364cm" draw:start-shape="id19" draw:start-glue-point="0" draw:end-shape="id20" draw:end-glue-point="2" svg:d="M32387 8029v-833h-28v-832" svg:viewBox="0 0 29 1666">
          <text:p/>
        </draw:connector>
        <draw:connector draw:style-name="gr6" draw:text-style-name="P1" draw:layer="layout" svg:x1="30.249cm" svg:y1="23.528cm" svg:x2="30.301cm" svg:y2="14.273cm" draw:start-shape="id21" draw:start-glue-point="0" draw:end-shape="id2" svg:d="M30249 23528v-4528h52v-4727" svg:viewBox="0 0 53 9256">
          <text:p/>
        </draw:connector>
        <draw:custom-shape draw:style-name="gr25" draw:text-style-name="P2" xml:id="id2" draw:id="id2" draw:layer="layout" svg:width="8.533cm" svg:height="0.9cm" svg:x="26.035cm" svg:y="13.373cm">
          <draw:glue-point draw:id="4" svg:x="-3.932cm" svg:y="-5.011cm"/>
          <draw:glue-point draw:id="5" svg:x="-2.553cm" svg:y="-5.011cm"/>
          <draw:glue-point draw:id="6" svg:x="3.653cm" svg:y="4.188cm"/>
          <draw:glue-point draw:id="7" svg:x="1.4cm" svg:y="4.611cm"/>
          <draw:glue-point draw:id="8" svg:x="-4.255cm" svg:y="4.611cm"/>
          <draw:glue-point draw:id="9" svg:x="-3.213cm" svg:y="4.455cm"/>
          <draw:glue-point draw:id="10" svg:x="-2.469cm" svg:y="4.455cm"/>
          <text:p text:style-name="P1"><text:span text:style-name="T1">Peripheral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1" draw:layer="layout" svg:x1="33.437cm" svg:y1="14.537cm" svg:x2="33.429cm" svg:y2="15.889cm" draw:end-shape="id12" draw:end-glue-point="0" svg:d="M33437 14537v425h-8v927" svg:viewBox="0 0 9 1353">
          <text:p/>
        </draw:connector>
        <draw:frame draw:style-name="gr15" draw:text-style-name="P7" xml:id="id6" draw:id="id6" draw:layer="layout" svg:width="1.826cm" svg:height="2.31cm" svg:x="16.327cm" svg:y="0.049cm">
          <draw:text-box>
            <text:p text:style-name="P1"><text:span text:style-name="T2">I2S</text:span></text:p>
            <text:p text:style-name="P1"><text:span text:style-name="T2">IN</text:span></text:p>
          </draw:text-box>
        </draw:frame>
        <draw:frame draw:style-name="gr15" draw:text-style-name="P7" xml:id="id8" draw:id="id8" draw:layer="layout" svg:width="2.291cm" svg:height="2.31cm" svg:x="18.964cm" svg:y="0cm">
          <draw:text-box>
            <text:p text:style-name="P1"><text:span text:style-name="T2">MP3 OUT</text:span></text:p>
          </draw:text-box>
        </draw:frame>
        <draw:frame draw:style-name="gr15" draw:text-style-name="P7" xml:id="id23" draw:id="id23" draw:layer="layout" svg:width="2.126cm" svg:height="2.31cm" svg:x="16.435cm" svg:y="30.956cm">
          <draw:text-box>
            <text:p text:style-name="P1"><text:span text:style-name="T2">I2S</text:span></text:p>
            <text:p text:style-name="P1"><text:span text:style-name="T2">IN</text:span></text:p>
          </draw:text-box>
        </draw:frame>
        <draw:connector draw:style-name="gr12" draw:text-style-name="P4" draw:layer="layout" svg:x1="17.511cm" svg:y1="25.747cm" svg:x2="17.498cm" svg:y2="30.956cm" draw:start-shape="id22" draw:start-glue-point="2" draw:end-shape="id23" svg:d="M17511 25747v2705h-13v2504" svg:viewBox="0 0 14 5210">
          <text:p/>
        </draw:connector>
        <draw:connector draw:style-name="gr12" draw:text-style-name="P4" draw:layer="layout" svg:x1="20.311cm" svg:y1="30.883cm" svg:x2="20.282cm" svg:y2="25.747cm" draw:start-shape="id24" draw:end-shape="id25" draw:end-glue-point="2" svg:d="M20311 30883v-2468h-29v-2668" svg:viewBox="0 0 30 5137">
          <text:p/>
        </draw:connector>
        <draw:custom-shape draw:style-name="gr27" draw:text-style-name="P3" draw:layer="layout" svg:width="2.342cm" svg:height="8.13cm" svg:x="13.44cm" svg:y="22.064cm">
          <text:p text:style-name="P1"><text:span text:style-name="T1">MP3-FE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659cm" svg:y1="20.075cm" svg:x2="14.659cm" svg:y2="21.98cm">
          <text:p/>
        </draw:line>
        <draw:connector draw:style-name="gr29" draw:text-style-name="P1" draw:layer="layout" svg:x1="35.408cm" svg:y1="16.51cm" svg:x2="35.408cm" svg:y2="16.51cm" draw:start-shape="id26" draw:end-shape="id26" svg:d="M35408 16510z" svg:viewBox="0 0 1 1">
          <text:p/>
        </draw:connector>
        <draw:custom-shape draw:style-name="gr30" draw:text-style-name="P3" draw:layer="layout" svg:width="2.342cm" svg:height="8.206cm" svg:x="13.34cm" svg:y="4.191cm">
          <text:p text:style-name="P1"><text:span text:style-name="T1">MP3-FE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14.559cm" svg:y1="12.325cm" svg:x2="14.559cm" svg:y2="14.23cm">
          <text:p/>
        </draw:line>
        <draw:line draw:style-name="gr31" draw:text-style-name="P1" draw:layer="layout" svg:x1="27.824cm" svg:y1="7.874cm" svg:x2="27.824cm" svg:y2="2.159cm">
          <text:p/>
        </draw:line>
        <draw:frame draw:style-name="gr32" draw:text-style-name="P7" draw:layer="layout" svg:width="2.291cm" svg:height="1.397cm" svg:x="26.865cm" svg:y="0.8cm">
          <draw:text-box>
            <text:p text:style-name="P1"><text:span text:style-name="T2">SPI</text:span></text:p>
          </draw:text-box>
        </draw:frame>
        <draw:custom-shape draw:style-name="gr24" draw:text-style-name="P8" xml:id="id21" draw:id="id21" draw:layer="layout" svg:width="5.38cm" svg:height="1.211cm" svg:x="27.559cm" svg:y="23.528cm">
          <text:p text:style-name="P1"><text:span text:style-name="T1">Watchdog 0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8" draw:id="id28" draw:layer="layout" svg:width="2.342cm" svg:height="1.143cm" svg:x="22.458cm" svg:y="4.889cm"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7" draw:id="id27" draw:layer="layout" svg:width="2.342cm" svg:height="1.143cm" svg:x="22.445cm" svg:y="26.511cm"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5.408cm" svg:y1="16.51cm" svg:x2="35.408cm" svg:y2="16.51cm" draw:start-shape="id26" draw:end-shape="id26" svg:d="M35408 16510z" svg:viewBox="0 0 1 1">
          <text:p/>
        </draw:connector>
        <draw:connector draw:style-name="gr33" draw:text-style-name="P1" draw:layer="layout" svg:x1="23.621cm" svg:y1="20.06cm" svg:x2="23.616cm" svg:y2="26.511cm" draw:start-shape="id10" draw:start-glue-point="7" draw:end-shape="id27" draw:end-glue-point="0" svg:d="M23621 20060v3352h-5v3099" svg:viewBox="0 0 6 6452">
          <text:p/>
        </draw:connector>
        <draw:connector draw:style-name="gr34" draw:text-style-name="P1" draw:layer="layout" svg:x1="23.621cm" svg:y1="14.225cm" svg:x2="23.629cm" svg:y2="6.032cm" draw:start-shape="id4" draw:start-glue-point="6" draw:end-shape="id28" draw:end-glue-point="2" svg:d="M23621 14225v-4028h8v-4165" svg:viewBox="0 0 9 8194">
          <text:p/>
        </draw:connector>
        <draw:line draw:style-name="gr9" draw:text-style-name="P4" draw:layer="layout" svg:x1="23.65cm" svg:y1="2.178cm" svg:x2="23.622cm" svg:y2="4.953cm">
          <text:p/>
        </draw:line>
        <draw:line draw:style-name="gr8" draw:text-style-name="P4" draw:layer="layout" svg:x1="23.615cm" svg:y1="27.652cm" svg:x2="23.622cm" svg:y2="30.988cm">
          <text:p/>
        </draw:line>
        <draw:frame draw:style-name="gr35" draw:text-style-name="P7" draw:layer="layout" svg:width="2.988cm" svg:height="1.358cm" svg:x="22.166cm" svg:y="0.801cm">
          <draw:text-box>
            <text:p text:style-name="P1"><text:span text:style-name="T2">RS232</text:span></text:p>
          </draw:text-box>
        </draw:frame>
        <draw:frame draw:style-name="gr35" draw:text-style-name="P7" draw:layer="layout" svg:width="2.988cm" svg:height="1.358cm" svg:x="22.066cm" svg:y="30.901cm">
          <draw:text-box>
            <text:p text:style-name="P1"><text:span text:style-name="T2">RS23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41cm" fo:page-height="33.02cm" style:print-orientation="portrait"/>
    </style:page-layout>
    <style:style style:name="Mdp1" style:family="drawing-page">
      <style:drawing-page-properties draw:background-size="border" draw:fill="none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06T21:58:52</meta:creation-date>
    <dc:date>2020-09-06T13:04:10.158414941</dc:date>
    <meta:editing-duration>PT8H42S</meta:editing-duration>
    <meta:editing-cycles>53</meta:editing-cycles>
    <meta:generator>LibreOffice/6.0.7.3$Linux_X86_64 LibreOffice_project/00m0$Build-3</meta:generator>
    <meta:document-statistic meta:object-count="67"/>
  </office:meta>
</office:document-meta>
</file>